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hallway in question.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hat Sir Knight Commander says is true,
we won't be able to pass through here, right?</text:p>
          </table:table-cell>
          <table:table-cell table:number-columns-repeated="1020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door looks wide open to me.</text:p>
          </table:table-cell>
          <table:table-cell table:number-columns-repeated="1020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ll be able to get through, easy!</text:p>
          </table:table-cell>
          <table:table-cell table:number-columns-repeated="1020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... We cannot go through...?</text:p>
          </table:table-cell>
          <table:table-cell table:number-columns-repeated="1020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highly unusual...</text:p>
          </table:table-cell>
          <table:table-cell table:number-columns-repeated="1020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 office:value-type="string">
            <text:p>There's clearly a doorway here...</text:p>
          </table:table-cell>
          <table:table-cell table:number-columns-repeated="1020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...?! Why can't we go in?!</text:p>
          </table:table-cell>
          <table:table-cell table:number-columns-repeated="1020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... going on...?</text:p>
          </table:table-cell>
          <table:table-cell table:number-columns-repeated="1020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.</text:p>
          </table:table-cell>
          <table:table-cell table:number-columns-repeated="1020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 office:value-type="string">
            <text:p>There's no use trying to do the impossible.</text:p>
          </table:table-cell>
          <table:table-cell table:number-columns-repeated="1020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 office:value-type="string">
            <text:p>Let's turn around and consult with the
Knight Commander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 think that's a good idea.</text:p>
          </table:table-cell>
          <table:table-cell table:number-columns-repeated="1020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mmmm, too bad.</text:p>
          </table:table-cell>
          <table:table-cell table:number-columns-repeated="1020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ake a look at that doorway with your visor.</text:p>
          </table:table-cell>
          <table:table-cell table:number-columns-repeated="1020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r wish is my Commaaand!</text:p>
          </table:table-cell>
          <table:table-cell table:number-columns-repeated="1020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 office:value-type="string">
            <text:p>Huuuh??</text:p>
          </table:table-cell>
          <table:table-cell table:number-columns-repeated="1020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id you realize something?</text:p>
          </table:table-cell>
          <table:table-cell table:number-columns-repeated="1020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's...</text:p>
          </table:table-cell>
          <table:table-cell table:number-columns-repeated="1020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 office:value-type="string">
            <text:p>Nothing Theeere...?</text:p>
          </table:table-cell>
          <table:table-cell table:number-columns-repeated="1020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... nothing?</text:p>
          </table:table-cell>
          <table:table-cell table:number-columns-repeated="1020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there's a doorway right there?</text:p>
          </table:table-cell>
          <table:table-cell table:number-columns-repeated="1020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ooking through the visor, there's... nothing
but a Waaaall.</text:p>
          </table:table-cell>
          <table:table-cell table:number-columns-repeated="1020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uld this be...</text:p>
          </table:table-cell>
          <table:table-cell table:number-columns-repeated="1020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 office:value-type="string">
            <text:p>A Magical illusion...?!</text:p>
          </table:table-cell>
          <table:table-cell table:number-columns-repeated="1020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... An illusion?!</text:p>
          </table:table-cell>
          <table:table-cell table:number-columns-repeated="1020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 illusion is a trick that can influence the
soul of those who see it, making things appear
when they are not there, and vice-versa!</text:p>
          </table:table-cell>
          <table:table-cell table:number-columns-repeated="1020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you mean to say is, the doorway we're
looking at isn't really there?</text:p>
          </table:table-cell>
          <table:table-cell table:number-columns-repeated="1020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probably.</text:p>
          </table:table-cell>
          <table:table-cell table:number-columns-repeated="1020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w, that visor must be some incredible
technology to be able to see through it...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must be it.</text:p>
          </table:table-cell>
          <table:table-cell table:number-columns-repeated="1020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 office:value-type="string">
            <text:p>These Magical illusions can confound the
senses of all those who see them by affecting
their souls.</text:p>
          </table:table-cell>
          <table:table-cell table:number-columns-repeated="1020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 office:value-type="string">
            <text:p>But an electronic device such as that visor
has no soul. As such, illusions have no effect
on what it displays.</text:p>
          </table:table-cell>
          <table:table-cell table:number-columns-repeated="1020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we can use that Alien-san's visor to
navigate through these illusions!</text:p>
          </table:table-cell>
          <table:table-cell table:number-columns-repeated="1020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hhh!! Alien-chan has come in useful,
already!!</text:p>
          </table:table-cell>
          <table:table-cell table:number-columns-repeated="1020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</text:p>
          </table:table-cell>
          <table:table-cell table:number-columns-repeated="1020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looks like she has not yet caught up.</text:p>
          </table:table-cell>
          <table:table-cell table:number-columns-repeated="1020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let's make good use of the alien's
visor and commence our investigation.</text:p>
          </table:table-cell>
          <table:table-cell table:number-columns-repeated="1020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 office:value-type="string">
            <text:p>What's more, we need to be cautious of any
nearby monsters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Detection Visor.</text:p>
          </table:table-cell>
          <table:table-cell table:number-columns-repeated="1020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 office:value-type="string">
            <text:p>The visor will remain activated for as long
as you hold down the 【C】 key.
(You will be immobile while it is activated.)</text:p>
          </table:table-cell>
          <table:table-cell table:number-columns-repeated="1020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 office:value-type="string">
            <text:p>Release the 【C】 key to restore the usual mode
of vision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 office:value-type="string">
            <text:p>Use the Detection Visor at your own pleasure,
and conquer Ondrera Man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